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Header">
      <style:text-properties fo:font-weight="bold" officeooo:rsid="001b5ff8" officeooo:paragraph-rsid="001b5ff8" style:font-weight-asian="bold" style:font-weight-complex="bold"/>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normal" officeooo:rsid="00075396" officeooo:paragraph-rsid="00075396"/>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bold" style:font-weight-asian="bold" style:font-weight-complex="bold"/>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imes New Roman" fo:font-size="12pt" fo:letter-spacing="normal" fo:font-style="normal" fo:font-weight="bold" officeooo:rsid="00075396" officeooo:paragraph-rsid="00075396" style:font-weight-asian="bold" style:font-weight-complex="bold"/>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5429" loext:opacity="100%" style:font-name="Times New Roman" fo:font-size="20pt" fo:letter-spacing="normal" fo:font-style="normal" fo:font-weight="normal" officeooo:rsid="0017e9ab" officeooo:paragraph-rsid="0017e9ab" style:font-size-asian="20pt" style:font-size-complex="20pt"/>
    </style:style>
    <style:style style:name="P7" style:family="paragraph" style:parent-style-name="Standard">
      <style:text-properties fo:color="#000000" loext:opacity="100%" style:font-name="Times New Roman"/>
    </style:style>
    <style:style style:name="P8" style:family="paragraph" style:parent-style-name="Standard">
      <style:paragraph-properties fo:text-align="center" style:justify-single-word="false"/>
      <style:text-properties fo:color="#000000" loext:opacity="100%" style:font-name="Times New Roman" fo:font-weight="bold" officeooo:rsid="000c3c92" officeooo:paragraph-rsid="000c3c92" style:font-weight-asian="bold" style:font-weight-complex="bold"/>
    </style:style>
    <style:style style:name="P9" style:family="paragraph" style:parent-style-name="Standard">
      <style:text-properties fo:color="#000000" loext:opacity="100%" style:font-name="Times New Roman" officeooo:rsid="000c3c92" officeooo:paragraph-rsid="000c3c92"/>
    </style:style>
    <style:style style:name="P10" style:family="paragraph" style:parent-style-name="Standard">
      <style:text-properties fo:color="#000000" loext:opacity="100%" style:font-name="Times New Roman" officeooo:rsid="000d88d2" officeooo:paragraph-rsid="000d88d2"/>
    </style:style>
    <style:style style:name="P11" style:family="paragraph" style:parent-style-name="Standard">
      <style:text-properties fo:color="#000000" loext:opacity="100%" style:font-name="Times New Roman" officeooo:paragraph-rsid="000d88d2"/>
    </style:style>
    <style:style style:name="P12" style:family="paragraph" style:parent-style-name="Standard">
      <style:paragraph-properties fo:margin-left="0cm" fo:margin-right="0cm" fo:text-align="start" style:justify-single-word="false" fo:orphans="2" fo:widows="2" fo:text-indent="0cm" style:auto-text-indent="false"/>
      <style:text-properties fo:color="#000000" loext:opacity="100%" style:font-name="Times New Roman" officeooo:paragraph-rsid="00075396"/>
    </style:style>
    <style:style style:name="P13" style:family="paragraph" style:parent-style-name="Standard">
      <style:text-properties fo:color="#ff5429" loext:opacity="100%" style:font-name="Times New Roman" fo:font-weight="bold" officeooo:rsid="000d88d2" officeooo:paragraph-rsid="000d88d2" style:font-weight-asian="bold" style:font-weight-complex="bold"/>
    </style:style>
    <style:style style:name="P14" style:family="paragraph" style:parent-style-name="Standard">
      <style:text-properties fo:color="#ff5429" loext:opacity="100%" style:font-name="Times New Roman" officeooo:rsid="000c3c92" officeooo:paragraph-rsid="000c3c92"/>
    </style:style>
    <style:style style:name="P15" style:family="paragraph" style:parent-style-name="Text_20_body">
      <style:text-properties fo:font-variant="normal" fo:text-transform="none" fo:color="#000000" loext:opacity="100%" style:font-name="Times New Roman" fo:font-size="12pt" fo:letter-spacing="normal" fo:font-style="normal" fo:font-weight="normal" officeooo:paragraph-rsid="001248c8"/>
    </style:style>
    <style:style style:name="P16" style:family="paragraph" style:parent-style-name="Text_20_body">
      <style:text-properties fo:font-variant="normal" fo:text-transform="none" fo:color="#ececf1" loext:opacity="100%" style:font-name="Times New Roman" fo:font-size="12pt" fo:letter-spacing="normal" fo:font-style="normal" fo:font-weight="normal" officeooo:paragraph-rsid="00169978"/>
    </style:style>
    <style:style style:name="P17" style:family="paragraph" style:parent-style-name="Text_20_body">
      <style:text-properties fo:color="#000000" loext:opacity="100%" style:font-name="Times New Roman" officeooo:paragraph-rsid="000d88d2"/>
    </style:style>
    <style:style style:name="P18" style:family="paragraph" style:parent-style-name="Text_20_body">
      <style:text-properties fo:color="#000000" loext:opacity="100%" style:font-name="Times New Roman"/>
    </style:style>
    <style:style style:name="P19" style:family="paragraph" style:parent-style-name="Text_20_body">
      <style:text-properties fo:color="#000000" loext:opacity="100%" style:font-name="Times New Roman" officeooo:rsid="000ef7a6" officeooo:paragraph-rsid="000ef7a6"/>
    </style:style>
    <style:style style:name="P20" style:family="paragraph" style:parent-style-name="Text_20_body">
      <style:text-properties fo:color="#000000" loext:opacity="100%" style:font-name="Times New Roman" fo:font-weight="bold" officeooo:rsid="000ef7a6" officeooo:paragraph-rsid="000ef7a6" style:font-weight-asian="bold" style:font-weight-complex="bold"/>
    </style:style>
    <style:style style:name="P21" style:family="paragraph" style:parent-style-name="Text_20_body">
      <style:text-properties fo:color="#000000" loext:opacity="100%" style:font-name="Times New Roman" officeooo:paragraph-rsid="000f6978"/>
    </style:style>
    <style:style style:name="P22" style:family="paragraph" style:parent-style-name="Text_20_body">
      <style:text-properties fo:color="#000000" loext:opacity="100%" style:font-name="Times New Roman" officeooo:paragraph-rsid="000ef7a6"/>
    </style:style>
    <style:style style:name="P23" style:family="paragraph" style:parent-style-name="Text_20_body">
      <style:paragraph-properties fo:text-align="center" style:justify-single-word="false"/>
      <style:text-properties fo:color="#000000" loext:opacity="100%" style:font-name="Times New Roman" officeooo:paragraph-rsid="000ef7a6"/>
    </style:style>
    <style:style style:name="P24" style:family="paragraph" style:parent-style-name="Text_20_body">
      <style:text-properties fo:color="#000000" loext:opacity="100%" style:font-name="Times New Roman" officeooo:paragraph-rsid="00169978"/>
    </style:style>
    <style:style style:name="P25" style:family="paragraph" style:parent-style-name="Text_20_body">
      <style:paragraph-properties fo:margin-left="0cm" fo:margin-right="0cm" fo:text-align="start" style:justify-single-word="false" fo:orphans="2" fo:widows="2" fo:text-indent="0cm" style:auto-text-indent="false"/>
      <style:text-properties fo:color="#000000" loext:opacity="100%" style:font-name="Times New Roman"/>
    </style:style>
    <style:style style:name="P26" style:family="paragraph" style:parent-style-name="Text_20_body">
      <style:text-properties fo:color="#000000" loext:opacity="100%" style:font-name="Times New Roman" officeooo:paragraph-rsid="0026b275"/>
    </style:style>
    <style:style style:name="P27" style:family="paragraph" style:parent-style-name="Text_20_body">
      <style:text-properties fo:color="#000000" loext:opacity="100%" style:font-name="Times New Roman" officeooo:paragraph-rsid="002770eb"/>
    </style:style>
    <style:style style:name="P28" style:family="paragraph" style:parent-style-name="Text_20_body">
      <style:text-properties fo:color="#ff5429" loext:opacity="100%" style:font-name="Times New Roman"/>
    </style:style>
    <style:style style:name="P29" style:family="paragraph" style:parent-style-name="Text_20_body">
      <style:text-properties fo:color="#ff5429" loext:opacity="100%" style:font-name="Times New Roman" officeooo:paragraph-rsid="000f6978"/>
    </style:style>
    <style:style style:name="T1" style:family="text">
      <style:text-properties fo:font-weight="bold" style:font-weight-asian="bold" style:font-weight-complex="bold"/>
    </style:style>
    <style:style style:name="T2" style:family="text">
      <style:text-properties fo:font-weight="bold" officeooo:rsid="00154b2f" style:font-weight-asian="bold" style:font-weight-complex="bold"/>
    </style:style>
    <style:style style:name="T3" style:family="text">
      <style:text-properties fo:font-weight="bold" officeooo:rsid="000ef7a6" style:font-weight-asian="bold" style:font-weight-complex="bold"/>
    </style:style>
    <style:style style:name="T4" style:family="text">
      <style:text-properties fo:font-weight="bold" officeooo:rsid="00169978" style:font-weight-asian="bold" style:font-weight-complex="bold"/>
    </style:style>
    <style:style style:name="T5" style:family="text">
      <style:text-properties fo:font-weight="bold" officeooo:rsid="00225ee8" style:font-weight-asian="bold" style:font-weight-complex="bold"/>
    </style:style>
    <style:style style:name="T6" style:family="text">
      <style:text-properties fo:font-weight="bold" officeooo:rsid="002eeaef" style:font-weight-asian="bold" style:font-weight-complex="bold"/>
    </style:style>
    <style:style style:name="T7" style:family="text">
      <style:text-properties officeooo:rsid="000c3c92"/>
    </style:style>
    <style:style style:name="T8" style:family="text">
      <style:text-properties fo:color="#000000" loext:opacity="100%"/>
    </style:style>
    <style:style style:name="T9" style:family="text">
      <style:text-properties fo:color="#000000" loext:opacity="100%" fo:font-weight="bold" style:font-weight-asian="bold" style:font-weight-complex="bold"/>
    </style:style>
    <style:style style:name="T10" style:family="text">
      <style:text-properties officeooo:rsid="000ef7a6"/>
    </style:style>
    <style:style style:name="T11" style:family="text">
      <style:text-properties officeooo:rsid="001248c8"/>
    </style:style>
    <style:style style:name="T12" style:family="text">
      <style:text-properties officeooo:rsid="00154b2f"/>
    </style:style>
    <style:style style:name="T13" style:family="text">
      <style:text-properties fo:font-weight="normal" officeooo:rsid="00154b2f" style:font-weight-asian="normal" style:font-weight-complex="normal"/>
    </style:style>
    <style:style style:name="T14" style:family="text">
      <style:text-properties fo:color="#ff5429" loext:opacity="100%"/>
    </style:style>
    <style:style style:name="T15" style:family="text">
      <style:text-properties fo:font-variant="normal" fo:text-transform="none" fo:font-size="12pt" fo:letter-spacing="normal" fo:font-style="normal" fo:font-weight="normal"/>
    </style:style>
    <style:style style:name="T16" style:family="text">
      <style:text-properties officeooo:rsid="00169978"/>
    </style:style>
    <style:style style:name="T17" style:family="text">
      <style:text-properties officeooo:rsid="0022cf24"/>
    </style:style>
    <style:style style:name="T18" style:family="text">
      <style:text-properties officeooo:rsid="002eeaef"/>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text:span text:style-name="T12">I</text:span>ntrocution to caching</text:p>
      <text:p text:style-name="P14"><text:span text:style-name="T1">1. explain what cachin</text:span><text:span text:style-name="T2">g</text:span></text:p>
      <text:p text:style-name="P9"><text:span text:style-name="T2"/></text:p>
      <text:p text:style-name="P9"><text:span text:style-name="T2"><text:tab/></text:span><text:span text:style-name="T13">Caching is a technique used in computing to improve the performance and efficiency of data <text:tab/>retrieval and processing. It involves storing frequently accessed data or computations in a <text:tab/>temporary storage area called a cache, which is faster to access than the original source of <text:tab/>data, such as a disk or a remote server. By keeping a copy of frequently accessed data closer <text:tab/>to the requester, caching reduces the need to repeatedly fetch data from slower sources, <text:tab/>resulting in faster response times and reduced system load.</text:span></text:p>
      <text:p text:style-name="P9"/>
      <text:p text:style-name="P9"><text:tab/>Caches are commonly used at different levels of a computing system, including hardware, <text:tab/>operating systems, and web browsers. Here are a few examples:</text:p>
      <text:p text:style-name="P9"/>
      <text:p text:style-name="P9"><text:span text:style-name="T1">CPU Cache: </text:span>Modern processors have multiple levels of cache, such as L1, L2, and L3 caches, located on the CPU chip itself. These caches store frequently accessed instructions and data to reduce the time spent waiting for data from main memory.</text:p>
      <text:p text:style-name="P9"/>
      <text:p text:style-name="P9"><text:span text:style-name="T1">Web Browser Cache:</text:span> Web browsers use caches to store web page elements, such as images, scripts, and stylesheets, locally on the user's computer. This allows subsequent visits to the same webpage to load faster by retrieving the cached content instead of downloading it again from the internet.</text:p>
      <text:p text:style-name="P9"/>
      <text:p text:style-name="P9"><text:span text:style-name="T1">Content Delivery Networks (CDNs):</text:span> CDNs are distributed systems that cache and serve static content, like images and videos, across multiple geographically dispersed servers. By storing content closer to end-users, CDNs reduce the latency and bandwidth requirements for delivering web content.</text:p>
      <text:p text:style-name="P9"/>
      <text:p text:style-name="P9">Caching strategies can vary depending on the specific use case and requirements. Some common caching techniques include:</text:p>
      <text:p text:style-name="P9"/>
      <text:p text:style-name="P9"><text:span text:style-name="T1">Least Recently Used (LRU):</text:span> This strategy evicts the least recently accessed item from the cache when it becomes full. It assumes that recently accessed items are more likely to be accessed again in the near future.</text:p>
      <text:p text:style-name="P9"/>
      <text:p text:style-name="P9"/>
      <text:p text:style-name="P9"><text:span text:style-name="T1"/></text:p>
      <text:p text:style-name="P9"><text:span text:style-name="T1"/></text:p>
      <text:p text:style-name="P9"><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2. why it is important</text:span></text:p>
      <text:p text:style-name="P9"><text:soft-page-break/></text:p>
      <text:p text:style-name="P9">Caching is important in various real-time usage scenarios because it offers significant performance benefits and helps optimize resource utilization. Here are a few examples:</text:p>
      <text:p text:style-name="P9"/>
      <text:p text:style-name="P9"><text:span text:style-name="T1">1. Web Browsing:</text:span> When you visit a website, your web browser caches static content like images, stylesheets, and scripts. This allows subsequent visits to the same website to load faster because the browser can retrieve the cached content locally instead of downloading it again from the internet. Caching reduces page load times, improves the browsing experience, and reduces bandwidth consumption.</text:p>
      <text:p text:style-name="P9"/>
      <text:p text:style-name="P9"><text:span text:style-name="T1">2. Database Systems: </text:span>In database systems, caching frequently accessed data can greatly improve query response times. Databases often employ a buffer cache to store frequently accessed data pages in memory. When a query requests data that is already in the cache, it can be retrieved quickly, avoiding disk I/O operations that are much slower. Caching is particularly useful for read-heavy workloads and can significantly enhance database performance.</text:p>
      <text:p text:style-name="P9"/>
      <text:p text:style-name="P9"><text:span text:style-name="T5">3</text:span><text:span text:style-name="T1">. Search Engines: </text:span>Search engines employ caching extensively to provide fast search results. When a user searches for a query, search engines cache the results for popular queries, so subsequent searches for the same query can be served quickly from the cache. Caching allows search engines to handle a large volume of search requests efficiently and provide near-instantaneous results.</text:p>
      <text:p text:style-name="P9"/>
      <text:p text:style-name="P9"><text:span text:style-name="T5">4</text:span><text:span text:style-name="T1">. Mobile Applications:</text:span> Caching is crucial in mobile applications to improve performance and reduce data consumption. Mobile apps often cache frequently accessed data, such as images, to avoid making repeated network requests. Caching minimizes the need for continuous data transfers, which can be slow and consume significant battery power. By leveraging caching, mobile apps deliver a smoother user experience and reduce the dependence on a stable internet connection.</text:p>
      <text:p text:style-name="P9"/>
      <text:p text:style-name="P10"/>
      <text:p text:style-name="P13">3. benefits of using caching laye<text:span text:style-name="T17">r</text:span></text:p>
      <text:p text:style-name="P11"/>
      <text:p text:style-name="P11"><text:span text:style-name="T1">Improved Performance: </text:span>Caching reduces the time and resources required to access <text:tab/>frequently used data. By storing data closer to the requester, caches offer faster retrieval <text:tab/>times compared to accessing the original data source. This leads to improved system <text:tab/>performance and responsiveness.</text:p>
      <text:p text:style-name="P11"/>
      <text:p text:style-name="P11"><text:tab/></text:p>
      <text:p text:style-name="P17"><text:span text:style-name="T1">Reduced Latency: </text:span>Caches minimize the latency associated with fetching data from slower sources, such as disks or remote servers. Since caches store data in faster memory locations, accessing cached data significantly reduces the time spent waiting for data retrieval, resulting in lower latency.</text:p>
      <text:p text:style-name="P17"/>
      <text:p text:style-name="P17"><text:span text:style-name="T1">Lower Resource Usage:</text:span> Caching reduces the load on the underlying resources, such as disks, databases, or network connections. By serving data from the cache instead of accessing the original source, caching decreases resource consumption, enabling better resource utilization and scalability.</text:p>
      <text:p text:style-name="P18"><text:line-break/></text:p>
      <text:p text:style-name="P17"><text:span text:style-name="T1"/></text:p>
      <text:p text:style-name="P17"><text:soft-page-break/><text:span text:style-name="T1">Enhanced User Experience: Faster response times and reduced latency provided by caching contribute to a better user experience</text:span>. Whether it's a<text:span text:style-name="T1"> web page loading quickly</text:span>, a mobile app responding promptly, or a streaming service delivering content seamlessly, caching plays a vital role in ensuring a smooth and enjoyable user experience.</text:p>
      <text:p text:style-name="P18"><text:line-break/><text:span text:style-name="T14">Disadvantages of Caching:</text:span></text:p>
      <text:p text:style-name="P26"><text:span text:style-name="T1">Cache Cost:</text:span> <text:span text:style-name="T1">Caching involves allocating additional memory or storage space to store cached data</text:span>, which may incur additional costs, <text:span text:style-name="T1">especially in scenarios requiring large caches or specialized caching hardware</text:span>.</text:p>
      <text:p text:style-name="P26"><text:span text:style-name="T1">Data Consistency:</text:span> Caching introduces the challenge of maintaining data consistency between the cache and the original data source. Ensuring that cached data is always up to date can be complex, especially in systems where data frequently changes.</text:p>
      <text:p text:style-name="P18"><text:span text:style-name="T1">Cache Miss Penalty:</text:span> Cache misses, where requested data is not found in the cache, result in longer retrieval times as the data needs to be fetched from the original source. High cache miss rates can impact system performance, especially if the original source is slow or distan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
      <text:p text:style-name="P23"><text:span text:style-name="T3"/></text:p>
      <text:p text:style-name="P23"><text:span text:style-name="T3"/></text:p>
      <text:p text:style-name="P23"><text:span text:style-name="T3"/></text:p>
      <text:p text:style-name="P23"><text:span text:style-name="T3"/></text:p>
      <text:p text:style-name="P23"><text:soft-page-break/><text:span text:style-name="T3"/></text:p>
      <text:p text:style-name="P23"><text:span text:style-name="T3">Redis</text:span></text:p>
      <text:p text:style-name="P22"><text:span text:style-name="T10">Redis is an open-source, in-memory data structure store that can be used as a database, cache, and message broker. It is known for its exceptional performance, scalability, and versatility. Redis stands for Remote Dictionary Server, and it supports various data structures such as strings, lists, sets, hashes, sorted sets, and more.</text:span></text:p>
      <text:p text:style-name="P19">One of Redis' key features is its ability to store data in memory, which enables fast read and write operations, making it an ideal choice for applications that require low latency and high throughput. Additionally, Redis offers persistence options, allowing data to be saved to disk for durability.</text:p>
      <text:p text:style-name="P20">Redis also offers advanced features like pub/sub messaging, which allows for real-time message passing between clients using publish and subscribe mechanisms. It supports clustering for high availability and automatic sharding, ensuring scalability and fault tolerance.</text:p>
      <text:p text:style-name="P18"/>
      <text:p text:style-name="P21"/>
      <text:p text:style-name="P29"><text:span text:style-name="T1">Discuss how Redis can be used as a caching layer for Django applications.</text:span></text:p>
      <text:p text:style-name="P21">To install Redis, follow these step-by-step instructions:</text:p>
      <text:p text:style-name="P21">Step 1: Check system requirements</text:p>
      <text:p text:style-name="P21">Before installing Redis, ensure that your system meets the following requirements:</text:p>
      <text:p text:style-name="P21">- Linux, macOS, or Windows operating system</text:p>
      <text:p text:style-name="P21">- Access to a terminal or command prompt</text:p>
      <text:p text:style-name="P21">- Internet connection</text:p>
      <text:p text:style-name="P21"/>
      <text:p text:style-name="P21">Step 2: Download Redis</text:p>
      <text:p text:style-name="P21">Go to the<text:span text:style-name="T1"> official Redis website (https://redis.io/)</text:span> and navigate to the download page. Click on the latest stable release to download the Redis source code.</text:p>
      <text:p text:style-name="P21"/>
      <text:p text:style-name="P21">Step 3: Extract the source code</text:p>
      <text:p text:style-name="P21">After the download is complete, extract the Redis source code from the downloaded archive to a directory of your choice.</text:p>
      <text:p text:style-name="P21"/>
      <text:p text:style-name="P21"/>
      <text:p text:style-name="P21"/>
      <text:p text:style-name="P21"/>
      <text:p text:style-name="P21"><text:soft-page-break/></text:p>
      <text:p text:style-name="P21">Step 4: Build Redis</text:p>
      <text:p text:style-name="P21">Open a terminal or command prompt and navigate to the directory where you extracted the Redis source code. Run the following commands to build Redis:</text:p>
      <text:p text:style-name="P21">```</text:p>
      <text:p text:style-name="P21">cd &lt;redis-directory&gt;</text:p>
      <text:p text:style-name="P21">make</text:p>
      <text:p text:style-name="P21">```</text:p>
      <text:p text:style-name="P21">This will compile Redis on your system.</text:p>
      <text:p text:style-name="P21"/>
      <text:p text:style-name="P21">Step 5: Test Redis</text:p>
      <text:p text:style-name="P21">Once the build process completes successfully, you can test Redis to ensure it's working correctly. Run the following command in your terminal or command prompt:</text:p>
      <text:p text:style-name="P21">```</text:p>
      <text:p text:style-name="P21">make test</text:p>
      <text:p text:style-name="P21">```</text:p>
      <text:p text:style-name="P21">This will run the Redis test suite to verify the installation.</text:p>
      <text:p text:style-name="P21"/>
      <text:p text:style-name="P21">Step 6: Install Redis</text:p>
      <text:p text:style-name="P21">To install Redis, run the following command:</text:p>
      <text:p text:style-name="P21">```</text:p>
      <text:p text:style-name="P21">make install</text:p>
      <text:p text:style-name="P21">```</text:p>
      <text:p text:style-name="P21">This will install Redis binaries and related files to the default system directories.</text:p>
      <text:p text:style-name="P21"/>
      <text:p text:style-name="P21">Step 7: Start Redis server</text:p>
      <text:p text:style-name="P21">After the installation, you can start the Redis server by running the following command:</text:p>
      <text:p text:style-name="P21">```</text:p>
      <text:p text:style-name="P21">redis-server</text:p>
      <text:p text:style-name="P21">```</text:p>
      <text:p text:style-name="P21">This will start the Redis server on the default port 6379.</text:p>
      <text:p text:style-name="P21"><text:soft-page-break/>Step 8: Verify Redis installation</text:p>
      <text:p text:style-name="P21">To verify that Redis is installed and running correctly, open a new terminal or command prompt and run the Redis CLI by executing the following command:</text:p>
      <text:p text:style-name="P21">```</text:p>
      <text:p text:style-name="P21">redis-cli</text:p>
      <text:p text:style-name="P21">```</text:p>
      <text:p text:style-name="P29"><text:span text:style-name="T15">popular caching services that provide caching capabilities similar to Redis</text:span></text:p>
      <text:p text:style-name="P15"><text:span text:style-name="T11">1. </text:span>Memcached</text:p>
      <text:p text:style-name="P15"><text:span text:style-name="T11">2. </text:span>Amazon ElastiCache</text:p>
      <text:p text:style-name="P15"><text:span text:style-name="T11">3. </text:span>Microsoft Azure Cache for Redis</text:p>
      <text:p text:style-name="P15"><text:span text:style-name="T11">4. </text:span>Google Cloud Memorystore</text:p>
      <text:p text:style-name="P16"><text:span text:style-name="T14">company use caching </text:span></text:p>
      <text:p text:style-name="P16"><text:span text:style-name="T8">Many companies across various industries utilize caching to enhance their systems' performance and improve user experience. Here are some examples of companies that employ caching:</text:span></text:p>
      <text:p text:style-name="P16"><text:span text:style-name="T8"/></text:p>
      <text:p text:style-name="P16"><text:span text:style-name="T8">1. Google: Google uses caching extensively in its search engine to store and serve frequently accessed web pages and search results. It also employs caching in its content delivery network (CDN) to deliver cached content to users quickly.</text:span></text:p>
      <text:p text:style-name="P16"><text:span text:style-name="T8"/></text:p>
      <text:p text:style-name="P16"><text:span text:style-name="T8">2. </text:span><text:span text:style-name="T9">Facebook</text:span><text:span text:style-name="T8">: Facebook employs caching to optimize content delivery and reduce latency. </text:span><text:span text:style-name="T9">It caches user profiles, news feed posts, images, and other frequently accessed data to ensure faster loading times and a smoother browsing experience.</text:span></text:p>
      <text:p text:style-name="P16"><text:span text:style-name="T8"/></text:p>
      <text:p text:style-name="P16"><text:span text:style-name="T8">3. Netflix: As a popular streaming service, Netflix relies heavily on caching to deliver video content efficiently. It uses CDNs and caching at various levels to store and serve frequently watched movies and TV shows, reducing the need for repeated data retrieval from the original source.</text:span></text:p>
      <text:p text:style-name="P16"><text:span text:style-name="T8"/></text:p>
      <text:p text:style-name="P16"><text:span text:style-name="T8">4. Amazon: Amazon employs caching in its e-commerce platform to improve performance and reduce latency. It caches product listings, images, and other static content to provide fast and seamless shopping experiences for users.</text:span></text:p>
      <text:p text:style-name="P16"><text:span text:style-name="T8"/></text:p>
      <text:p text:style-name="P16"><text:span text:style-name="T8">5. Twitter: Twitter implements caching to optimize the delivery of tweets, user profiles, and media content. Caching allows users to quickly access and interact with tweets, reducing the load on backend systems.</text:span></text:p>
      <text:p text:style-name="P16"><text:soft-page-break/><text:span text:style-name="T8"/></text:p>
      <text:p text:style-name="P16"><text:span text:style-name="T8">6. Spotify: Spotify utilizes caching to improve music streaming performance. It caches recently played songs, user playlists, and album artwork to reduce data retrieval times and enable smooth music playback.</text:span></text:p>
      <text:p text:style-name="P16"><text:span text:style-name="T8"/></text:p>
      <text:p text:style-name="P16"><text:span text:style-name="T8">7. Microsoft: Microsoft incorporates caching in various products and services. For example, caching is used in Azure CDN to deliver content efficiently, in SharePoint to improve page load times, and in SQL Server to cache frequently accessed data.</text:span></text:p>
      <text:p text:style-name="P16"><text:span text:style-name="T8"/></text:p>
      <text:p text:style-name="P16"><text:span text:style-name="T8">8. Cloudflare: Cloudflare is a leading CDN provider that extensively uses caching to accelerate content delivery and improve website performance. It caches static assets, dynamically generated content, and API responses across its network of edge servers.</text:span></text:p>
      <text:p text:style-name="P16"><text:span text:style-name="T8"/></text:p>
      <text:p text:style-name="P16"><text:span text:style-name="T8">9. Instagram: Instagram employs caching to enhance image and video delivery, user profiles, and feeds. Caching allows for quick retrieval and display of visual content, ensuring a seamless browsing experience.</text:span></text:p>
      <text:p text:style-name="P16"><text:span text:style-name="T8"/></text:p>
      <text:p text:style-name="P16"><text:span text:style-name="T8">10. Pinterest: Pinterest utilizes caching to accelerate content delivery and reduce latency for pins, boards, and user profiles. Caching improves the speed and responsiveness of the platform, facilitating efficient content discovery.</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7"><text:tab/></text:span></text:p>
      <text:p text:style-name="P7"/>
      <text:p text:style-name="P28"/>
      <text:p text:style-name="P28"><text:soft-page-break/></text:p>
      <text:p text:style-name="P28">Here are some advanced caching techniques used to optimize performance and improve scalability:</text:p>
      <text:p text:style-name="P18"/>
      <text:p text:style-name="P18"><text:span text:style-name="T1">1. Object-level caching: </text:span>Instead of caching entire pages, cache individual objects or data entities. This allows for more granular caching and avoids unnecessary cache invalidation when only a portion of the data changes.</text:p>
      <text:p text:style-name="P24"><text:span text:style-name="T4">2</text:span><text:span text:style-name="T1">. Fragment caching:</text:span> Cache specific parts or fragments of a page that are expensive to generate or remain relatively static. This approach enables the dynamic generation of the overall page while retrieving pre-cached fragments, reducing processing time.</text:p>
      <text:p text:style-name="P18"><text:span text:style-name="T4">3</text:span><text:span text:style-name="T1">. Edge caching:</text:span> Use a Content Delivery Network (CDN) to cache static assets, such as images, CSS, and JavaScript files, at geographically distributed edge servers. This reduces the load on your origin server and improves delivery speed for users across different regions.</text:p>
      <text:p text:style-name="P18"><text:span text:style-name="T1">4. Conditional caching: </text:span>Cache content based on conditions or variations. <text:span text:style-name="T1">For example, cache different versions of a page based on user device type (mobile vs. desktop) or user roles. </text:span>This technique ensures that users receive customized and optimized content based on their specific needs.</text:p>
      <text:p text:style-name="P18"><text:span text:style-name="T6">5</text:span><text:span text:style-name="T1">. Cache partitioning: Divide the cache into multiple partitions based on different criteria, such as user segments, geographic regions, or data categories. </text:span>This approach helps distribute cache load more effectively and avoids cache contention issues.</text:p>
      <text:p text:style-name="P18"/>
      <text:p text:style-name="P18"/>
      <text:p text:style-name="P7"/>
      <text:p text:style-name="P7"/>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4">Object-level caching</text:p>
      <text:p text:style-name="P2"/>
      <text:p text:style-name="P2"><text:soft-page-break/>Object-level caching is a technique used to improve the performance and efficiency of software applications by temporarily storing frequently accessed objects in a cache. Instead of retrieving the object from its original source, such as a database or remote service, the application can fetch it from the cache, which is typically a faster and closer storage medium, such as memory.</text:p>
      <text:p text:style-name="P2"/>
      <text:p text:style-name="P2">Here's how object-level caching works:</text:p>
      <text:p text:style-name="P2"/>
      <text:p text:style-name="P2">1. **Identification and Retrieval**: When an application needs to access an object, it first checks the cache to see if the object is already stored there. The cache uses a key-value store structure, where the key is a unique identifier for the object, and the value is the object itself.</text:p>
      <text:p text:style-name="P2"/>
      <text:p text:style-name="P2">2. **Cache Miss**: If the object is not found in the cache, it is considered a cache miss. In this case, the application retrieves the object from its original source, such as a database, and then stores it in the cache. The key-value pair is created, with the object being the value and the key being based on some identifying factor, such as a unique identifier or a combination of attributes.</text:p>
      <text:p text:style-name="P2"/>
      <text:p text:style-name="P2">3. **Cache Hit**: If the object is found in the cache, it is considered a cache hit. The application can directly retrieve the object from the cache, avoiding the need to access the original source. This significantly reduces the latency and improves the overall performance of the application.</text:p>
      <text:p text:style-name="P2"/>
      <text:p text:style-name="P2">4. **Expiration and Invalidation**: Objects in the cache are typically stored for a limited period of time, known as the cache expiration or time-to-live (TTL). After this time elapses, the object is considered stale, and the next request for that object will result in a cache miss. Additionally, if an object in the original source is modified or deleted, the corresponding object in the cache needs to be invalidated or updated to ensure data consistency.</text:p>
      <text:p text:style-name="P2"/>
      <text:p text:style-name="P4">Object-level caching provides several benefits:</text:p>
      <text:p text:style-name="P2"/>
      <text:p text:style-name="P2">- **Improved Performance**: By reducing the need to access the original source for frequently accessed objects, object-level caching minimizes the latency and improves the response time of the application.</text:p>
      <text:p text:style-name="P2"/>
      <text:p text:style-name="P2">- **Reduced Load on Backend Systems**: Caching offloads the workload from backend systems, such as databases or remote services, resulting in improved scalability and capacity to handle more requests.</text:p>
      <text:p text:style-name="P2"/>
      <text:p text:style-name="P2">- **Bandwidth Optimization**: Caching can reduce the network bandwidth consumption by serving objects directly from the cache, especially when the original source and the application are located in different locations.</text:p>
      <text:p text:style-name="P2"/>
      <text:p text:style-name="P2">- **Consistency and Availability**: Caching can enhance the availability and reliability of an application by providing access to objects even if the original source is temporarily unavailable or experiencing issues.</text:p>
      <text:p text:style-name="P2"/>
      <text:p text:style-name="P2">However, object-level caching also introduces some considerations:</text:p>
      <text:p text:style-name="P2"/>
      <text:p text:style-name="P2">- **Cache Invalidation**: Ensuring that cached objects remain consistent with the original source is a challenge. When an object is modified or deleted, the corresponding object in the cache must be invalidated or updated to reflect the changes accurately.</text:p>
      <text:p text:style-name="P2"/>
      <text:p text:style-name="P2"><text:soft-page-break/>- **Memory Management**: Caching requires allocating memory resources to store objects. Proper memory management is essential to prevent excessive memory usage and potential performance degradation.</text:p>
      <text:p text:style-name="P2"/>
      <text:p text:style-name="P2">- **Cache Eviction Policies**: When the cache reaches its capacity limit, a cache eviction policy determines which objects to remove to make room for new objects. Common eviction policies include least recently used (LRU) and least frequently used (LFU).</text:p>
      <text:p text:style-name="P2"/>
      <text:p text:style-name="P2">- **Data Integrity**: Caching introduces the risk of stale data if the cache expiration time is set too long. Careful consideration should be given to setting an appropriate expiration time to balance data freshness and performance.</text:p>
      <text:p text:style-name="P2"/>
      <text:p text:style-name="P2">In summary, object-level caching improves application performance by storing frequently accessed objects in a cache, reducing the need to access the original source. It offers benefits such as improved performance, reduced load on backend systems, and bandwidth optimization. However, cache invalidation, memory management, cache eviction policies, and data integrity are considerations that need to be addressed when implementing object-level</text:p>
      <text:p text:style-name="P2"/>
      <text:p text:style-name="P2"/>
      <text:p text:style-name="P4">real time examples</text:p>
      <text:p text:style-name="P2"/>
      <text:p text:style-name="P2">1. **Database Query Results**: When fetching data from a database, caching the query results can significantly reduce the number of database queries and improve response time. For example, consider a product catalog page in an e-commerce application. Instead of executing the same database query for product listings on every page load, you can cache the query results for a certain period of time, ensuring faster subsequent page loads.</text:p>
      <text:p text:style-name="P2"/>
      <text:p text:style-name="P2">2. **API Responses**: If your web application consumes external APIs, caching the responses can help reduce latency and prevent hitting API rate limits. For instance, a weather forecasting application that retrieves weather data from a third-party API can cache the API responses for a specific location and time period. Subsequent requests for the same location and time can be served from the cache, reducing the dependency on the external API.</text:p>
      <text:p text:style-name="P2"/>
      <text:p text:style-name="P2">3. **Rendered HTML Fragments**: Caching rendered HTML fragments can speed up dynamic pages that have parts that are frequently reused across multiple requests. For example, consider a news website with a sidebar showing popular articles. Rather than generating the sidebar HTML for every page request, you can cache the rendered HTML fragment and reuse it across multiple pages or for a specific duration.</text:p>
      <text:p text:style-name="P2"/>
      <text:p text:style-name="P2">4. **User-specific Data**: Caching user-specific data can enhance the performance and user experience of personalized sections of a web application. For instance, a social media platform can cache the user's profile information, including their posts and followers/following lists. This allows for faster retrieval and rendering of the user's profile page, reducing the load on the backend and enhancing responsiveness.</text:p>
      <text:p text:style-name="P2"/>
      <text:p text:style-name="P2">5. **Expensive Computations**: Caching the results of computationally expensive operations can save processing time. For example, consider a machine learning model used in a recommendation </text:p>
      <text:p text:style-name="P2"/>
      <text:p text:style-name="P25">Cons:</text:p>
      <text:p text:style-name="P25"><text:soft-page-break/><text:s text:c="8"/>◦ Increased cache memory usage: Caching entire objects can consume more memory compared <text:tab/>to fragment caching, especially if the objects are large or contain nested data structures.</text:p>
      <text:p text:style-name="P25"><text:s text:c="8"/>◦ Potentially stale data: If the objects being cached are frequently updated, there is a possibility <text:tab/>of serving stale data until the cache is invalidated or refreshed.</text:p>
      <text:p text:style-name="P2"/>
      <text:p text:style-name="P2"/>
      <text:p text:style-name="P2"/>
      <text:p text:style-name="P2"/>
      <text:p text:style-name="P2"/>
      <text:p text:style-name="P2"/>
      <text:p text:style-name="P2"/>
      <text:p text:style-name="P2"/>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Fragment caching</text:span> </text:p>
      <text:p text:style-name="P2"/>
      <text:p text:style-name="P2">Fragment caching is a technique used in web development to improve the performance and efficiency of dynamic web pages. It involves caching specific fragments or sections of a web page instead of caching the entire page. This way, when the page is requested again, only the cached fragments need to be rendered and fetched from the cache, reducing the processing and database queries required to generate the full page.</text:p>
      <text:p text:style-name="P2"/>
      <text:p text:style-name="P2">Here's a more detailed explanation of fragment caching:</text:p>
      <text:p text:style-name="P2"/>
      <text:p text:style-name="P2">1. Purpose: Fragment caching aims to optimize the rendering of dynamic content within a web page by caching individual sections (fragments) that are expensive to generate or retrieve from a data source, such as a database.</text:p>
      <text:p text:style-name="P2"/>
      <text:p text:style-name="P2"><text:span text:style-name="T1">2. Workflow</text:span>: When a web page is requested, the server checks if the cached version of the requested fragment exists. If it does, the cached fragment is served directly to the user, skipping the expensive generation or retrieval process. If the cached fragment doesn't exist or has expired, the server generates the fragment, caches it, and then serves it to the user. The cached fragment is typically associated with a specific key or identifier.</text:p>
      <text:p text:style-name="P2"/>
      <text:p text:style-name="P2"><text:span text:style-name="T1">3. Fragment Identification:</text:span> Fragments can be identified in various ways, such as using a unique key based on the parameters used to generate or retrieve the fragment. For example, in a blog post page, the comments section can be cached using the blog post ID as the fragment key.</text:p>
      <text:p text:style-name="P2"/>
      <text:p text:style-name="P2"><text:span text:style-name="T1">4. Cache Invalidation: </text:span>To ensure that the cached fragments remain up-to-date, an invalidation mechanism is necessary. When the underlying data or conditions change, such as a new comment being added to a blog post, the associated cached fragment should be invalidated to force the regeneration of the updated content. This can be achieved by clearing the cache for the specific fragment key or using a cache expiration time.</text:p>
      <text:p text:style-name="P2"/>
      <text:p text:style-name="P2"><text:span text:style-name="T4">5</text:span><text:span text:style-name="T1">. Cache Storage:</text:span> Fragment caching can be implemented using various cache storage mechanisms. Common options include in-memory caches like Redis or Memcached, file-based caches, or database-based caches. The choice depends on factors such as the complexity of the application, the scalability requirements, and the ease of cache management.</text:p>
      <text:p text:style-name="P2"/>
      <text:p text:style-name="P2"><text:span text:style-name="T1">7. Cache Expiration:</text:span> Cached fragments can have an expiration time associated with them. This ensures that if the content doesn't change frequently, the cached fragments can be served for a certain period before they are invalidated and regenerated. Expiration times can be determined based on the nature of the content and the trade-off between freshness and caching efficiency.</text:p>
      <text:p text:style-name="P2">By selectively caching specific sections of a web page that require significant processing or data retrieval, fragment caching can significantly improve the performance and responsiveness of dynamic web applications, leading to better user experiences and reduced server load.</text:p>
      <text:p text:style-name="P2"/>
      <text:p text:style-name="P5"/>
      <text:p text:style-name="P5"/>
      <text:p text:style-name="P5">Real time <text:span text:style-name="T16">example</text:span></text:p>
      <text:p text:style-name="P3"/>
      <text:p text:style-name="P3">Fragment caching is a widely used technique in web development, and its real-time applications can be found in various scenarios. Here are a few examples:</text:p>
      <text:p text:style-name="P3"><text:soft-page-break/></text:p>
      <text:p text:style-name="P3"><text:span text:style-name="T1">1. E-commerce websites: </text:span>E-commerce platforms often have dynamic pages that display product listings, user reviews, and related content. By caching individual fragments such as product listings or user reviews, the system can serve these sections quickly without the need to retrieve and process the data for each page request. This improves the overall performance and responsiveness of the website, resulting in a better shopping experience for users.</text:p>
      <text:p text:style-name="P3"/>
      <text:p text:style-name="P3"><text:span text:style-name="T1">2. Content-heavy websites:</text:span> Websites that publish articles, blog posts, or news often have sections with high traffic, such as popular articles or comment sections. By caching these fragments, the website can handle a large number of concurrent requests more efficiently, reducing the load on the servers and database. Users can quickly access and interact with the content without experiencing delays caused by repetitive data retrieval or processing.</text:p>
      <text:p text:style-name="P3"/>
      <text:p text:style-name="P3"><text:span text:style-name="T1">3. User-specific content:</text:span> Websites that display personalized content based on user preferences or actions can benefit from fragment caching. For example, a social media platform may cache sections like the user's news feed, profile information, or recent activity. By caching these fragments per user, the platform can provide a personalized experience while minimizing the computational overhead and database queries required to generate the dynamic content.</text:p>
      <text:p text:style-name="P3"/>
      <text:p text:style-name="P3"><text:span text:style-name="T1">4. Dashboard and analytics pages: </text:span>Web applications that provide real-time data analytics or dashboards often have sections that display charts, graphs, or aggregated data. Caching these fragments allows the application to generate and serve the static parts of the page quickly while fetching and updating only the dynamic data. This helps in providing up-to-date information to users without sacrificing performance.</text:p>
      <text:p text:style-name="P3"/>
      <text:p text:style-name="P3"><text:span text:style-name="T1">5. Dynamic forms:</text:span> Web applications with complex forms, such as multi-step processes or forms with extensive validation, can benefit from fragment caching. By caching each step or section of the form, the application can retain the user's progress even if they navigate away or refresh the page. This improves the user experience by allowing them to resume the form-filling process without starting from scratch.</text:p>
      <text:p text:style-name="P3"/>
      <text:p text:style-name="P12">Cons:</text:p>
      <text:p text:style-name="P12"><text:s text:c="12"/>▪ Overhead of cache management: Fragment caching requires more effort in identifying and <text:tab/>managing the individual fragments to be cached, including cache keys, cache invalidation, <text:tab/>and cache storage.</text:p>
      <text:p text:style-name="P12"><text:s text:c="12"/>▪ Limited performance gain for larger pages: Fragment caching may not provide significant <text:tab/>performance improvements for smaller or less complex pages where the overhead of cache <text:tab/>management outweighs the benefits.</text:p>
      <text:p text:style-name="P3"/>
      <text:p text:style-name="P3"/>
      <text:p text:style-name="P3"/>
      <text:p text:style-name="P3"/>
      <text:p text:style-name="P3"/>
      <text:p text:style-name="P6">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b5ff8" officeooo:paragraph-rsid="001b5ff8"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ching</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8T21:00:52.579088689</meta:creation-date>
    <meta:generator>LibreOffice/7.3.6.2$Linux_X86_64 LibreOffice_project/30$Build-2</meta:generator>
    <dc:date>2023-05-19T06:47:33.785465542</dc:date>
    <meta:editing-duration>PT4H3M29S</meta:editing-duration>
    <meta:editing-cycles>35</meta:editing-cycles>
    <meta:document-statistic meta:table-count="0" meta:image-count="0" meta:object-count="0" meta:page-count="13" meta:paragraph-count="144" meta:word-count="3750" meta:character-count="24700" meta:non-whitespace-character-count="21027"/>
  </office:meta>
</office:document-meta>
</file>